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ados para Armazém do Granel: <text:s/></text:p>
      <text:p text:style-name="Standard"><text:s text:c="4"/>"cnpj": "53532724000142",</text:p>
      <text:p text:style-name="Standard"><text:s text:c="4"/>"email": "marianacontabilidadedm@gmail.com.br",</text:p>
      <text:p text:style-name="Standard"><text:s text:c="4"/>"razao_social": "Amanda Victoria Soares Silva &amp; Cia LTDA",</text:p>
      <text:p text:style-name="Standard"><text:s text:c="4"/>"nome_fantasia": "Armazem A Granel",</text:p>
      <text:p text:style-name="Standard"><text:s text:c="4"/>"data_abertura": "2024-01-17",</text:p>
      <text:p text:style-name="Standard"><text:s text:c="4"/>"situacao_cadastral": <text:s text:c="6"/>"data": "2024-01-17",</text:p>
      <text:p text:style-name="Standard"><text:s text:c="6"/>"codigo_motivo": null,</text:p>
      <text:p text:style-name="Standard"><text:s text:c="6"/>"descricao_motivo": "" <text:s text:c="3"/></text:p>
      <text:p text:style-name="Standard"><text:s text:c="4"/>"capital_social": "50000",</text:p>
      <text:p text:style-name="Standard"><text:s text:c="4"/>"tipo": "MATRIZ",</text:p>
      <text:p text:style-name="Standard"><text:s text:c="4"/>"situacao": "ATIVA",</text:p>
      <text:p text:style-name="Standard"><text:s text:c="4"/>"natureza_juridica": "Sociedade Empresária Limitada",</text:p>
      <text:p text:style-name="Standard"><text:s text:c="4"/>"endereco": </text:p>
      <text:p text:style-name="Standard"><text:s text:c="6"/>"cep": "35400-252",</text:p>
      <text:p text:style-name="Standard"><text:s text:c="6"/>"tipo_logradouro": "Praca",</text:p>
      <text:p text:style-name="Standard"><text:s text:c="6"/>"logradouro": "Prefeito Amadeu Barbosa",</text:p>
      <text:p text:style-name="Standard"><text:s text:c="6"/>"numero": "109",</text:p>
      <text:p text:style-name="Standard"><text:s text:c="6"/>"complemento": "D",</text:p>
      <text:p text:style-name="Standard"><text:s text:c="6"/>"bairro": "Barra",</text:p>
      <text:p text:style-name="Standard"><text:s text:c="6"/>"cidade": <text:s/>"nome": "Ouro Preto",</text:p>
      <text:p text:style-name="Standard"><text:s text:c="8"/>"latitude": "-43.5035777",</text:p>
      <text:p text:style-name="Standard"><text:s text:c="8"/>"longitude": "-20.3855743" <text:s text:c="5"/></text:p>
      <text:p text:style-name="Standard"><text:s text:c="6"/>"estado": "nome": "Minas Gerais", "sigla": "MG" <text:s text:c="5"/></text:p>
      <text:p text:style-name="Standard"><text:s text:c="6"/>"pais": <text:s text:c="2"/>"nome": "Brasil", <text:s/>"sigla": "BR" <text:s text:c="9"/></text:p>
      <text:p text:style-name="Standard"><text:s text:c="4"/>"porte_empresa": "MICRO EMPRESA",</text:p>
      <text:p text:style-name="Standard"><text:s text:c="4"/>"simples": </text:p>
      <text:p text:style-name="Standard"><text:s text:c="6"/>"optante": true,</text:p>
      <text:p text:style-name="Standard"><text:s text:c="6"/>"data_opcao": "2024-01-17",</text:p>
      <text:p text:style-name="Standard"><text:s text:c="6"/>"data_exclusao": null</text:p>
      <text:p text:style-name="Standard"><text:s text:c="8"/>"mei": <text:s/>"mei": false,</text:p>
      <text:p text:style-name="Standard"><text:s text:c="6"/>"complemento_razao_social": null</text:p>
      <text:p text:style-name="Standard"><text:s text:c="8"/>"situacao_especial": "status": null,</text:p>
      <text:p text:style-name="Standard"><text:s text:c="6"/>"data": null</text:p>
      <text:p text:style-name="Standard"><text:s text:c="8"/>"ente_federativo_responsavel": null,</text:p>
      <text:p text:style-name="Standard"><text:s text:c="4"/>"telefones": <text:s text:c="5"/>"(31) 3557-3124", <text:s text:c="5"/>"(31) 98781-5398"</text:p>
      <text:p text:style-name="Standard"><text:s text:c="8"/>"telefones_tipo": <text:s text:c="6"/>"celular", <text:s text:c="6"/>"comercial" <text:s text:c="3"/></text:p>
      <text:p text:style-name="Standard"><text:s text:c="4"/>"link_whatsapp_cnpjbiz": </text:p>
      <text:p text:style-name="Standard"><text:s text:c="6"/>"https://cnpj.biz/app/whatsapp?name=Amanda Victoria Soares Silva %26 Cia LTDA&amp;phone=553135573124",</text:p>
      <text:p text:style-name="Standard"><text:s text:c="6"/>"https://cnpj.biz/app/whatsapp?name=Amanda Victoria Soares Silva %26 Cia LTDA&amp;phone=5531987815398" <text:s text:c="3"/></text:p>
      <text:p text:style-name="Standard"><text:s text:c="4"/>"link_test_whatsapp": </text:p>
      <text:p text:style-name="Standard"><text:s text:c="6"/>"https://api.whatsapp.com/send?phone=553135573124",</text:p>
      <text:p text:style-name="Standard"><text:s text:c="6"/>"https://api.whatsapp.com/send?phone=5531987815398" <text:s text:c="3"/></text:p>
      <text:p text:style-name="Standard"><text:s text:c="4"/>"atividades_principal": </text:p>
      <text:p text:style-name="Standard"><text:s text:c="6"/>"47.12-1-00 - Comércio varejista de mercadorias em geral, com predominância de produtos alimentícios - minimercados, mercearias e armazéns" <text:s text:c="3"/></text:p>
      <text:p text:style-name="Standard"><text:s text:c="4"/>"atividades_secundarias": <text:s text:c="6"/>"" <text:s text:c="3"/></text:p>
      <text:p text:style-name="Standard"><text:s text:c="4"/>"regime_tributario": <text:s text:c="5"/>"Simples Nacional"</text:p>
      <text:p text:style-name="Standard"><text:s text:c="8"/>"socios": <text:s/>"Adriana Soares Silva", <text:s/>"Amanda Victoria Soares Silva" <text:s/></text:p>
      <text:p text:style-name="Standard"/>
      <text:p text:style-name="Standard"><text:soft-page-break/><text:s text:c="2"/>Dados para Armazém e Empório Adolpho Lisboa: <text:s/></text:p>
      <text:p text:style-name="Standard"><text:s text:c="4"/>"cnpj": "54658717000154",</text:p>
      <text:p text:style-name="Standard"><text:s text:c="4"/>"email": "andreyyuri2015@gmail.com",</text:p>
      <text:p text:style-name="Standard"><text:s text:c="4"/>"razao_social": "A. Y. G. de Lima LTDA",</text:p>
      <text:p text:style-name="Standard"><text:s text:c="4"/>"nome_fantasia": "Armazem e Emporio Adolpho Lisboa",</text:p>
      <text:p text:style-name="Standard"><text:s text:c="4"/>"data_abertura": "2024-04-09",</text:p>
      <text:p text:style-name="Standard"><text:s text:c="4"/>"situacao_cadastral": </text:p>
      <text:p text:style-name="Standard"><text:s text:c="6"/>"data": "2024-04-09",</text:p>
      <text:p text:style-name="Standard"><text:s text:c="6"/>"codigo_motivo": null,</text:p>
      <text:p text:style-name="Standard"><text:s text:c="6"/>"descricao_motivo": "" <text:s text:c="3"/></text:p>
      <text:p text:style-name="Standard"><text:s text:c="4"/>"capital_social": "150000",</text:p>
      <text:p text:style-name="Standard"><text:s text:c="4"/>"tipo": "MATRIZ",</text:p>
      <text:p text:style-name="Standard"><text:s text:c="4"/>"situacao": "ATIVA",</text:p>
      <text:p text:style-name="Standard"><text:s text:c="4"/>"natureza_juridica": "Sociedade Empresária Limitada",</text:p>
      <text:p text:style-name="Standard"><text:s text:c="4"/>"endereco": </text:p>
      <text:p text:style-name="Standard"><text:s text:c="6"/>"cep": "69005-060",</text:p>
      <text:p text:style-name="Standard"><text:s text:c="6"/>"tipo_logradouro": "Rua",</text:p>
      <text:p text:style-name="Standard"><text:s text:c="6"/>"logradouro": "Rocha dos Santos",</text:p>
      <text:p text:style-name="Standard"><text:s text:c="6"/>"numero": "59",</text:p>
      <text:p text:style-name="Standard"><text:s text:c="6"/>"complemento": "Andar 2",</text:p>
      <text:p text:style-name="Standard"><text:s text:c="6"/>"bairro": "Centro",</text:p>
      <text:p text:style-name="Standard"><text:s text:c="6"/>"cidade": <text:s text:c="3"/>"nome": "Manaus",</text:p>
      <text:p text:style-name="Standard"><text:s text:c="8"/>"latitude": "-60.0217314",</text:p>
      <text:p text:style-name="Standard"><text:s text:c="8"/>"longitude": "-3.1190275" <text:s text:c="5"/></text:p>
      <text:p text:style-name="Standard"><text:s text:c="6"/>"estado": "nome": "Amazonas", "sigla": "AM" "pais": <text:s/>"nome": "Brasil", "sigla": "BR" <text:s text:c="9"/></text:p>
      <text:p text:style-name="Standard"><text:s text:c="4"/>"porte_empresa": "EMPRESA DE PEQUENO PORTE",</text:p>
      <text:p text:style-name="Standard"><text:s text:c="4"/>"simples": </text:p>
      <text:p text:style-name="Standard"><text:s text:c="6"/>"optante": true,</text:p>
      <text:p text:style-name="Standard"><text:s text:c="6"/>"data_opcao": "2024-04-09",</text:p>
      <text:p text:style-name="Standard"><text:s text:c="6"/>"data_exclusao": null <text:s text:c="3"/></text:p>
      <text:p text:style-name="Standard"><text:s text:c="4"/>"mei": <text:s/>"mei": false,</text:p>
      <text:p text:style-name="Standard"><text:s text:c="6"/>"complemento_razao_social": null <text:s text:c="3"/></text:p>
      <text:p text:style-name="Standard"><text:s text:c="4"/>"situacao_especial": "status": null, "data": null <text:s text:c="3"/></text:p>
      <text:p text:style-name="Standard"><text:s text:c="4"/>"ente_federativo_responsavel": null,</text:p>
      <text:p text:style-name="Standard"><text:s text:c="4"/>"telefones": "(92) 98181-6900" <text:s text:c="2"/>"telefones_tipo": <text:s/>"celular" <text:s text:c="3"/></text:p>
      <text:p text:style-name="Standard"><text:s text:c="4"/>"link_whatsapp_cnpjbiz": </text:p>
      <text:p text:style-name="Standard"><text:s text:c="6"/>"https://cnpj.biz/app/whatsapp?name=A. Y. G. de Lima LTDA&amp;phone=5592981816900" <text:s text:c="3"/></text:p>
      <text:p text:style-name="Standard"><text:s text:c="4"/>"link_test_whatsapp": </text:p>
      <text:p text:style-name="Standard"><text:s text:c="6"/>"https://api.whatsapp.com/send?phone=5592981816900" <text:s text:c="3"/></text:p>
      <text:p text:style-name="Standard"><text:s text:c="4"/>"atividades_principal": </text:p>
      <text:p text:style-name="Standard"><text:s text:c="6"/>"47.12-1-00 - Comércio varejista de mercadorias em geral, com predominância de produtos alimentícios - minimercados, mercearias e armazéns" <text:s text:c="3"/></text:p>
      <text:p text:style-name="Standard"><text:s text:c="4"/>"atividades_secundarias": </text:p>
      <text:p text:style-name="Standard"><text:s text:c="6"/>"47.21-1-02 - Padaria e confeitaria com predominância de revenda",</text:p>
      <text:p text:style-name="Standard"><text:s text:c="6"/>"47.21-1-03 - Comércio varejista de laticínios e frios",</text:p>
      <text:p text:style-name="Standard"><text:s text:c="6"/>"47.21-1-04 - Comércio varejista de doces, balas, bombons e semelhantes",</text:p>
      <text:p text:style-name="Standard"><text:s text:c="6"/>"47.22-9-02 - Peixaria",</text:p>
      <text:p text:style-name="Standard"><text:s text:c="6"/>"47.23-7-00 - Comércio varejista de bebidas",</text:p>
      <text:p text:style-name="Standard"><text:s text:c="6"/>"47.29-6-99 - Comércio varejista de produtos alimentícios em geral ou especializado em produtos alimentícios não especificados anteriormente" <text:s text:c="3"/></text:p>
      <text:p text:style-name="Standard"><text:s text:c="4"/>"regime_tributario": <text:s text:c="6"/>"Simples Nacional" <text:s text:c="3"/></text:p>
      <text:p text:style-name="Standard"><text:s text:c="4"/>"socios": <text:s text:c="6"/>"Andrey Yuri Goncalves de Lima" <text:s text:c="3"/></text:p>
      <text:p text:style-name="Standard"><text:soft-page-break/><text:s/>Dados para Armazém e Grãos - Produtos Naturais: <text:s/></text:p>
      <text:p text:style-name="Standard"><text:s text:c="4"/>"cnpj": "33809874000143",</text:p>
      <text:p text:style-name="Standard"><text:s text:c="4"/>"email": "armazemdosgraos0650@gmail.com",</text:p>
      <text:p text:style-name="Standard"><text:s text:c="4"/>"razao_social": "Armazem dos Graos Comercio de Produtos Naturais LTDA",</text:p>
      <text:p text:style-name="Standard"><text:s text:c="4"/>"nome_fantasia": "Armazem dos Graos",</text:p>
      <text:p text:style-name="Standard"><text:s text:c="4"/>"data_abertura": "2019-06-03",</text:p>
      <text:p text:style-name="Standard"><text:s text:c="4"/>"situacao_cadastral": </text:p>
      <text:p text:style-name="Standard"><text:s text:c="6"/>"data": "2019-06-03",</text:p>
      <text:p text:style-name="Standard"><text:s text:c="6"/>"codigo_motivo": null,</text:p>
      <text:p text:style-name="Standard"><text:s text:c="6"/>"descricao_motivo": "" <text:s text:c="3"/></text:p>
      <text:p text:style-name="Standard"><text:s text:c="4"/>"capital_social": "99800",</text:p>
      <text:p text:style-name="Standard"><text:s text:c="4"/>"tipo": "MATRIZ",</text:p>
      <text:p text:style-name="Standard"><text:s text:c="4"/>"situacao": "ATIVA",</text:p>
      <text:p text:style-name="Standard"><text:s text:c="4"/>"natureza_juridica": "Sociedade Empresária Limitada",</text:p>
      <text:p text:style-name="Standard"><text:s text:c="4"/>"endereco": </text:p>
      <text:p text:style-name="Standard"><text:s text:c="6"/>"cep": "89500-220",</text:p>
      <text:p text:style-name="Standard"><text:s text:c="6"/>"tipo_logradouro": "Rua",</text:p>
      <text:p text:style-name="Standard"><text:s text:c="6"/>"logradouro": "Senador Salgado Filho",</text:p>
      <text:p text:style-name="Standard"><text:s text:c="6"/>"numero": "468",</text:p>
      <text:p text:style-name="Standard"><text:s text:c="6"/>"complemento": "Sala <text:s/>01 <text:s text:c="17"/>Sala <text:s/>02",</text:p>
      <text:p text:style-name="Standard"><text:s text:c="6"/>"bairro": "Centro",</text:p>
      <text:p text:style-name="Standard"><text:s text:c="6"/>"cidade": <text:s text:c="3"/>"nome": "Caçador",</text:p>
      <text:p text:style-name="Standard"><text:s text:c="8"/>"latitude": "-51.0124989",</text:p>
      <text:p text:style-name="Standard"><text:s text:c="8"/>"longitude": "-26.7761609" <text:s text:c="5"/></text:p>
      <text:p text:style-name="Standard"><text:s text:c="6"/>"estado": <text:s text:c="3"/>"nome": "Santa Catarina", "sigla": "SC" </text:p>
      <text:p text:style-name="Standard"><text:s text:c="6"/>"pais": <text:s/>"nome": "Brasil","sigla": "BR" <text:s text:c="3"/></text:p>
      <text:p text:style-name="Standard"><text:s text:c="6"/>"porte_empresa": "MICRO EMPRESA",</text:p>
      <text:p text:style-name="Standard"><text:s text:c="4"/>"simples": </text:p>
      <text:p text:style-name="Standard"><text:s text:c="6"/>"optante": true,</text:p>
      <text:p text:style-name="Standard"><text:s text:c="6"/>"data_opcao": "2019-06-03",</text:p>
      <text:p text:style-name="Standard"><text:s text:c="6"/>"data_exclusao": null <text:s text:c="3"/></text:p>
      <text:p text:style-name="Standard"><text:s text:c="4"/>"mei": </text:p>
      <text:p text:style-name="Standard"><text:s text:c="6"/>"mei": false,</text:p>
      <text:p text:style-name="Standard"><text:s text:c="6"/>"complemento_razao_social": null <text:s text:c="3"/></text:p>
      <text:p text:style-name="Standard"><text:s text:c="4"/>"situacao_especial": </text:p>
      <text:p text:style-name="Standard"><text:s text:c="6"/>"status": null,</text:p>
      <text:p text:style-name="Standard"><text:s text:c="6"/>"data": null <text:s text:c="3"/></text:p>
      <text:p text:style-name="Standard"><text:s text:c="4"/>"ente_federativo_responsavel": null,</text:p>
      <text:p text:style-name="Standard"><text:s text:c="4"/>"telefones": <text:s text:c="6"/>"(49) 3960-0650" <text:s text:c="3"/></text:p>
      <text:p text:style-name="Standard"><text:s text:c="4"/>"telefones_tipo": <text:s text:c="6"/>"comercial" <text:s text:c="3"/></text:p>
      <text:p text:style-name="Standard"><text:s text:c="4"/>"link_whatsapp_cnpjbiz": </text:p>
      <text:p text:style-name="Standard"><text:s text:c="6"/>"https://cnpj.biz/app/whatsapp?name=Armazem dos Graos Comercio de Produtos Naturais LTDA&amp;phone=554939600650" <text:s text:c="3"/></text:p>
      <text:p text:style-name="Standard"><text:s text:c="4"/>"link_test_whatsapp": <text:s text:c="6"/>"https://api.whatsapp.com/send?phone=554939600650" <text:s text:c="3"/></text:p>
      <text:p text:style-name="Standard"><text:s text:c="4"/>"atividades_principal": </text:p>
      <text:p text:style-name="Standard"><text:s text:c="6"/>"47.29-6-99 - Comércio varejista de produtos alimentícios em geral ou especializado em produtos alimentícios não especificados anteriormente" <text:s text:c="3"/></text:p>
      <text:p text:style-name="Standard"><text:s text:c="4"/>"atividades_secundarias": </text:p>
      <text:p text:style-name="Standard"><text:s text:c="6"/>"47.23-7-00 - Comércio varejista de bebidas" <text:s text:c="3"/></text:p>
      <text:p text:style-name="Standard"><text:s text:c="4"/>"regime_tributario": <text:s/>"Simples Nacional" <text:s text:c="3"/></text:p>
      <text:p text:style-name="Standard"><text:s text:c="4"/>"socios": <text:s text:c="2"/>"Marta da Silva e Silva",</text:p>
      <text:p text:style-name="Standard"><text:s text:c="6"/>"Zenilda Aparecida Soares Lenz" <text:s text:c="3"/></text:p>
      <text:p text:style-name="Standard"><text:soft-page-break/>Dados para Armazém Fazenda Produtos Naturais: <text:s/></text:p>
      <text:p text:style-name="Standard"><text:s text:c="4"/>"cnpj": "36572815000192",</text:p>
      <text:p text:style-name="Standard"><text:s text:c="4"/>"email": "produtosnaturaisfazenda@gmail.com",</text:p>
      <text:p text:style-name="Standard"><text:s text:c="4"/>"razao_social": "Szm Comercio de Produtos Alimenticios LTDA",</text:p>
      <text:p text:style-name="Standard"><text:s text:c="4"/>"nome_fantasia": "Armazem Fazenda Produtos Naturais",</text:p>
      <text:p text:style-name="Standard"><text:s text:c="4"/>"data_abertura": "2020-03-05",</text:p>
      <text:p text:style-name="Standard"><text:s text:c="4"/>"situacao_cadastral": </text:p>
      <text:p text:style-name="Standard"><text:s text:c="6"/>"data": "2020-03-05",</text:p>
      <text:p text:style-name="Standard"><text:s text:c="6"/>"codigo_motivo": null,</text:p>
      <text:p text:style-name="Standard"><text:s text:c="6"/>"descricao_motivo": "" <text:s text:c="3"/></text:p>
      <text:p text:style-name="Standard"><text:s text:c="4"/>"capital_social": "1000",</text:p>
      <text:p text:style-name="Standard"><text:s text:c="4"/>"tipo": "MATRIZ",</text:p>
      <text:p text:style-name="Standard"><text:s text:c="4"/>"situacao": "ATIVA",</text:p>
      <text:p text:style-name="Standard"><text:s text:c="4"/>"natureza_juridica": "Sociedade Empresária Limitada",</text:p>
      <text:p text:style-name="Standard"><text:s text:c="4"/>"endereco": </text:p>
      <text:p text:style-name="Standard"><text:s text:c="6"/>"cep": "05755-090",</text:p>
      <text:p text:style-name="Standard"><text:s text:c="6"/>"tipo_logradouro": "Avenida",</text:p>
      <text:p text:style-name="Standard"><text:s text:c="6"/>"logradouro": "Anace",</text:p>
      <text:p text:style-name="Standard"><text:s text:c="6"/>"numero": "779",</text:p>
      <text:p text:style-name="Standard"><text:s text:c="6"/>"complemento": "",</text:p>
      <text:p text:style-name="Standard"><text:s text:c="6"/>"bairro": "Jardim Umarizal",</text:p>
      <text:p text:style-name="Standard"><text:s text:c="6"/>"cidade": <text:s text:c="3"/>"nome": "São Paulo",</text:p>
      <text:p text:style-name="Standard"><text:s text:c="8"/>"latitude": "-46.6333094",</text:p>
      <text:p text:style-name="Standard"><text:s text:c="8"/>"longitude": "-23.5505199"</text:p>
      <text:p text:style-name="Standard"><text:s text:c="12"/>"estado": <text:s/>"nome": "São Paulo","sigla": "SP" <text:s text:c="5"/></text:p>
      <text:p text:style-name="Standard"><text:s text:c="6"/>"pais": "nome": "Brasil","sigla": "BR" <text:s text:c="8"/></text:p>
      <text:p text:style-name="Standard"><text:s text:c="4"/>"porte_empresa": "MICRO EMPRESA",</text:p>
      <text:p text:style-name="Standard"><text:s text:c="4"/>"simples": </text:p>
      <text:p text:style-name="Standard"><text:s text:c="6"/>"optante": true,</text:p>
      <text:p text:style-name="Standard"><text:s text:c="6"/>"data_opcao": "2020-03-05",</text:p>
      <text:p text:style-name="Standard"><text:s text:c="6"/>"data_exclusao": null <text:s text:c="3"/></text:p>
      <text:p text:style-name="Standard"><text:s text:c="4"/>"mei": <text:s text:c="6"/>"mei": false,</text:p>
      <text:p text:style-name="Standard"><text:s text:c="6"/>"complemento_razao_social": null <text:s text:c="3"/></text:p>
      <text:p text:style-name="Standard"><text:s text:c="4"/>"situacao_especial": </text:p>
      <text:p text:style-name="Standard"><text:s text:c="6"/>"status": null,</text:p>
      <text:p text:style-name="Standard"><text:s text:c="6"/>"data": null <text:s text:c="3"/></text:p>
      <text:p text:style-name="Standard"><text:s text:c="4"/>"ente_federativo_responsavel": null,</text:p>
      <text:p text:style-name="Standard"><text:s text:c="4"/>"telefones": <text:s/>"(11) 2626-1289" <text:s text:c="3"/></text:p>
      <text:p text:style-name="Standard"><text:s text:c="4"/>"telefones_tipo": <text:s/>"comercial" <text:s text:c="3"/></text:p>
      <text:p text:style-name="Standard"><text:s text:c="4"/>"link_whatsapp_cnpjbiz": </text:p>
      <text:p text:style-name="Standard"><text:s text:c="6"/>"https://cnpj.biz/app/whatsapp?name=Szm Comercio de Produtos Alimenticios LTDA&amp;phone=551126261289" <text:s text:c="3"/></text:p>
      <text:p text:style-name="Standard"><text:s text:c="4"/>"link_test_whatsapp": </text:p>
      <text:p text:style-name="Standard"><text:s text:c="6"/>"https://api.whatsapp.com/send?phone=551126261289" <text:s text:c="3"/></text:p>
      <text:p text:style-name="Standard"><text:s text:c="4"/>"atividades_principal": </text:p>
      <text:p text:style-name="Standard"><text:s text:c="6"/>"47.21-1-02 - Padaria e confeitaria com predominância de revenda" <text:s text:c="3"/></text:p>
      <text:p text:style-name="Standard"><text:s text:c="4"/>"atividades_secundarias": </text:p>
      <text:p text:style-name="Standard"><text:s text:c="6"/>"47.23-7-00 - Comércio varejista de bebidas",</text:p>
      <text:p text:style-name="Standard"><text:s text:c="6"/>"47.29-6-99 - Comércio varejista de produtos alimentícios em geral ou especializado em produtos alimentícios não especificados anteriormente" <text:s text:c="3"/></text:p>
      <text:p text:style-name="Standard"><text:s text:c="4"/>"regime_tributario": <text:s text:c="2"/>"Simples Nacional"</text:p>
      <text:p text:style-name="Standard"><text:s text:c="8"/>"socios": <text:s/>"Samuel Zani Oliveira Maia" <text:s/></text:p>
      <text:p text:style-name="Standard"><text:soft-page-break/><text:s/>Dados para Armazém Fit Store | Imperatriz: <text:s/></text:p>
      <text:p text:style-name="Standard"><text:s text:c="4"/>"cnpj": "32565088000185",</text:p>
      <text:p text:style-name="Standard"><text:s text:c="4"/>"email": "imperatriz-centro@armazemfitstore.com.br",</text:p>
      <text:p text:style-name="Standard"><text:s text:c="4"/>"razao_social": "A F S Imperatriz LTDA",</text:p>
      <text:p text:style-name="Standard"><text:s text:c="4"/>"nome_fantasia": "Armazem Fit Store Imperatriz",</text:p>
      <text:p text:style-name="Standard"><text:s text:c="4"/>"data_abertura": "2019-01-25",</text:p>
      <text:p text:style-name="Standard"><text:s text:c="4"/>"situacao_cadastral": </text:p>
      <text:p text:style-name="Standard"><text:s text:c="6"/>"data": "2019-01-25",</text:p>
      <text:p text:style-name="Standard"><text:s text:c="6"/>"codigo_motivo": null,</text:p>
      <text:p text:style-name="Standard"><text:s text:c="6"/>"descricao_motivo": "" <text:s text:c="3"/></text:p>
      <text:p text:style-name="Standard"><text:s text:c="4"/>"capital_social": "100000",</text:p>
      <text:p text:style-name="Standard"><text:s text:c="4"/>"tipo": "MATRIZ",</text:p>
      <text:p text:style-name="Standard"><text:s text:c="4"/>"situacao": "ATIVA",</text:p>
      <text:p text:style-name="Standard"><text:s text:c="4"/>"natureza_juridica": "Sociedade Empresária Limitada",</text:p>
      <text:p text:style-name="Standard"><text:s text:c="4"/>"endereco": <text:s text:c="6"/>"cep": "65901-610",</text:p>
      <text:p text:style-name="Standard"><text:s text:c="6"/>"tipo_logradouro": "Rua",</text:p>
      <text:p text:style-name="Standard"><text:s text:c="6"/>"logradouro": "Ceara",</text:p>
      <text:p text:style-name="Standard"><text:s text:c="6"/>"numero": "605",</text:p>
      <text:p text:style-name="Standard"><text:s text:c="6"/>"complemento": "",</text:p>
      <text:p text:style-name="Standard"><text:s text:c="6"/>"bairro": "Centro",</text:p>
      <text:p text:style-name="Standard"><text:s text:c="6"/>"cidade": <text:s/>"nome": "Imperatriz",</text:p>
      <text:p text:style-name="Standard"><text:s text:c="4"/>"latitude": "-47.4718408",</text:p>
      <text:p text:style-name="Standard"><text:s text:c="8"/>"longitude": "-5.5205508" <text:s text:c="5"/></text:p>
      <text:p text:style-name="Standard"><text:s text:c="6"/>"estado": <text:s/>"nome": "Maranhão","sigla": "MA" <text:s text:c="3"/></text:p>
      <text:p text:style-name="Standard"><text:s text:c="6"/>"pais": "nome": "Brasil","sigla": "BR" <text:s text:c="3"/></text:p>
      <text:p text:style-name="Standard"><text:s text:c="8"/>"porte_empresa": "EMPRESA DE PEQUENO PORTE",</text:p>
      <text:p text:style-name="Standard"><text:s text:c="4"/>"simples": <text:s/>"optante": true,</text:p>
      <text:p text:style-name="Standard"><text:s text:c="6"/>"data_opcao": "2019-01-25",</text:p>
      <text:p text:style-name="Standard"><text:s text:c="6"/>"data_exclusao": null <text:s text:c="3"/>"mei": <text:s text:c="6"/>"mei": false,</text:p>
      <text:p text:style-name="Standard"><text:s text:c="6"/>"complemento_razao_social": null</text:p>
      <text:p text:style-name="Standard"><text:s text:c="8"/>"situacao_especial": "status": null,"data": null <text:s text:c="3"/></text:p>
      <text:p text:style-name="Standard"><text:s text:c="4"/>"ente_federativo_responsavel": null,</text:p>
      <text:p text:style-name="Standard"><text:s text:c="4"/>"telefones": "(99) 98131-8177",</text:p>
      <text:p text:style-name="Standard"><text:s text:c="6"/>"(99) 99150-9902",</text:p>
      <text:p text:style-name="Standard"><text:s text:c="6"/>"(99) 99159-7744" <text:s text:c="2"/>"telefones_tipo": "celular" <text:s text:c="3"/></text:p>
      <text:p text:style-name="Standard"><text:s text:c="4"/>"link_whatsapp_cnpjbiz": </text:p>
      <text:p text:style-name="Standard"><text:s text:c="6"/>"https://cnpj.biz/app/whatsapp?name=A F S Imperatriz LTDA&amp;phone=5599981318177",</text:p>
      <text:p text:style-name="Standard"><text:s text:c="6"/>"https://cnpj.biz/app/whatsapp?name=A F S Imperatriz LTDA&amp;phone=5599991509902",</text:p>
      <text:p text:style-name="Standard"><text:s text:c="6"/>"https://cnpj.biz/app/whatsapp?name=A F S Imperatriz LTDA&amp;phone=5599991597744" <text:s text:c="3"/></text:p>
      <text:p text:style-name="Standard"><text:s text:c="4"/>"link_test_whatsapp": <text:s text:c="3"/>"https://api.whatsapp.com/send?phone=5599981318177",</text:p>
      <text:p text:style-name="Standard"><text:s text:c="6"/>"https://api.whatsapp.com/send?phone=5599991509902",</text:p>
      <text:p text:style-name="Standard"><text:s text:c="6"/>"https://api.whatsapp.com/send?phone=5599991597744" <text:s text:c="3"/></text:p>
      <text:p text:style-name="Standard"><text:s text:c="4"/>"atividades_principal": </text:p>
      <text:p text:style-name="Standard"><text:s text:c="6"/>"47.29-6-99 - Comércio varejista de produtos alimentícios em geral ou especializado em produtos alimentícios não especificados anteriormente" <text:s text:c="3"/></text:p>
      <text:p text:style-name="Standard"><text:s text:c="4"/>"atividades_secundarias": </text:p>
      <text:p text:style-name="Standard"><text:s text:c="6"/>"47.12-1-00 - Comércio varejista de mercadorias em geral, com predominância de produtos alimentícios - minimercados, mercearias e armazéns",</text:p>
      <text:p text:style-name="Standard"><text:s text:c="6"/>"47.61-0-01 - Comércio varejista de livros",</text:p>
      <text:p text:style-name="Standard"><text:s text:c="6"/>"56.11-2-03 - Lanchonetes, casas de chá, de sucos e similares" <text:s text:c="3"/></text:p>
      <text:p text:style-name="Standard"><text:s text:c="4"/>"regime_tributario": <text:s/>"Simples Nacional" <text:s text:c="3"/></text:p>
      <text:p text:style-name="Standard"><text:s text:c="4"/>"socios": "Leilane Barros da Cunha"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ernando hocevar</meta:initial-creator>
    <meta:creation-date>2024-12-03T20:00:12.16</meta:creation-date>
    <dc:date>2024-12-03T20:23:27.01</dc:date>
    <dc:creator>fernando hocevar</dc:creator>
    <meta:editing-duration>PT22M54S</meta:editing-duration>
    <meta:editing-cycles>40</meta:editing-cycles>
    <meta:generator>OpenOffice/4.1.15$Win32 OpenOffice.org_project/4115m2$Build-9813</meta:generator>
    <meta:document-statistic meta:table-count="0" meta:image-count="0" meta:object-count="0" meta:page-count="5" meta:paragraph-count="248" meta:word-count="837" meta:character-count="10646"/>
  </office:meta>
</office:document-meta>
</file>